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fo:language="en" fo:country="US" officeooo:rsid="002b815a" officeooo:paragraph-rsid="002b815a"/>
    </style:style>
    <style:style style:name="P12" style:family="paragraph" style:parent-style-name="Standard">
      <style:text-properties fo:language="en" fo:country="US" officeooo:rsid="002b815a" officeooo:paragraph-rsid="002cb1c7"/>
    </style:style>
    <style:style style:name="P13" style:family="paragraph" style:parent-style-name="Standard">
      <style:text-properties fo:language="en" fo:country="US" officeooo:rsid="002d5bae" officeooo:paragraph-rsid="002d5bae"/>
    </style:style>
    <style:style style:name="P14" style:family="paragraph" style:parent-style-name="Standard">
      <style:text-properties officeooo:paragraph-rsid="001ed878"/>
    </style:style>
    <style:style style:name="P15" style:family="paragraph" style:parent-style-name="Standard">
      <style:text-properties officeooo:paragraph-rsid="001f9a29"/>
    </style:style>
    <style:style style:name="P16" style:family="paragraph" style:parent-style-name="Standard">
      <style:text-properties officeooo:rsid="0021258c" officeooo:paragraph-rsid="0021258c"/>
    </style:style>
    <style:style style:name="P17" style:family="paragraph" style:parent-style-name="Standard">
      <style:text-properties fo:language="en" fo:country="US" officeooo:rsid="002d5bae" officeooo:paragraph-rsid="002d5bae"/>
    </style:style>
    <style:style style:name="P18" style:family="paragraph" style:parent-style-name="Standard">
      <style:text-properties fo:language="en" fo:country="US" officeooo:rsid="002fdb8b" officeooo:paragraph-rsid="002fdb8b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  <style:style style:name="T20" style:family="text">
      <style:text-properties officeooo:rsid="0028a2ed"/>
    </style:style>
    <style:style style:name="T21" style:family="text">
      <style:text-properties officeooo:rsid="002989a6"/>
    </style:style>
    <style:style style:name="T22" style:family="text">
      <style:text-properties officeooo:rsid="002cb1c7"/>
    </style:style>
    <style:style style:name="T23" style:family="text">
      <style:text-properties officeooo:rsid="002d3683"/>
    </style:style>
    <style:style style:name="T24" style:family="text">
      <style:text-properties officeooo:rsid="002ebaf7"/>
    </style:style>
    <style:style style:name="T25" style:family="text">
      <style:text-properties officeooo:rsid="00300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4"><text:span text:style-name="T13"><text:tab/><text:tab/>→”manage </text:span><text:span text:style-name="T14">admins</text:span><text:span text:style-name="T13">”-page</text:span></text:p>
      <text:p text:style-name="P14"><text:span text:style-name="T13"><text:tab/><text:tab/>→</text:span><text:span text:style-name="T14"> “add new post”-page</text:span></text:p>
      <text:p text:style-name="P14"><text:span text:style-name="T14"><text:tab/><text:tab/></text:span><text:span text:style-name="T13">→</text:span><text:span text:style-name="T14"> “edit post”-page</text:span></text:p>
      <text:p text:style-name="P14"><text:span text:style-name="T14"><text:tab/><text:tab/></text:span><text:span text:style-name="T13">→</text:span><text:span text:style-name="T14"> “delete post”-page</text:span></text:p>
      <text:p text:style-name="P15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15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15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16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– </text:span><text:span text:style-name="T20">0:30am – fix bug in commenting function, test code, </text:span><text:span text:style-name="T21">comment</text:span></text:p>
      <text:p text:style-name="P11">22.07.2020</text:p>
      <text:p text:style-name="P12"><text:tab/>10:45am – <text:span text:style-name="T22">5pm - </text:span><text:s/>finish <text:span text:style-name="T22">of</text:span> all posts page <text:span text:style-name="T22">&amp; implementation and comparison of rich text <text:tab/>editors (Quill, Trix, self developed)</text:span></text:p>
      <text:p text:style-name="P12"><text:tab/><text:span text:style-name="T22">9pm – 10pm – implementation of tinyMCE editor, formatting </text:span><text:span text:style-name="T23">and commenting</text:span></text:p>
      <text:p text:style-name="P13"><text:soft-page-break/>23.07.2020</text:p>
      <text:p text:style-name="P13"><text:tab/>11am – <text:span text:style-name="T24">6pm – configurations of tinyMCE, implementation of preview feature, implementation of uploaded image preview &amp; a lot of learning and understanding of code</text:span></text:p>
      <text:p text:style-name="P13"/>
      <text:p text:style-name="P18">24.07.2020</text:p>
      <text:p text:style-name="P18"><text:tab/>10:30am – 2pm – styled the createPost page &amp; completed implementation of preview Post </text:p>
      <text:p text:style-name="P18"><text:tab/>9:30pm – <text:span text:style-name="T25">1:30am</text:span> - finished createPost page &amp; its most important functions, finished edit Post, delete Post as well; save as Draft finished &amp; new all drafts page implemented, <text:span text:style-name="T25">start of phpMailer implement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5T01:19:35.164570641</dc:date>
    <meta:editing-duration>P1DT2H23M42S</meta:editing-duration>
    <meta:editing-cycles>26</meta:editing-cycles>
    <meta:generator>LibreOffice/6.4.4.2$Linux_X86_64 LibreOffice_project/40$Build-2</meta:generator>
    <meta:document-statistic meta:table-count="0" meta:image-count="0" meta:object-count="0" meta:page-count="2" meta:paragraph-count="48" meta:word-count="353" meta:character-count="2371" meta:non-whitespace-character-count="1970"/>
  </office:meta>
</office:document-meta>
</file>